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Heading1" style:display-name="Heading1">
      <style:paragraph-properties fo:margin-right="0pt" style:line-spacing="4pt" fo:margin-top="0pt" fo:text-align="left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parent-style-name="Footer" style:name="PageBreak1" style:display-name="PageBreak1">
      <style:paragraph-properties fo:break-after="page"/>
    </style:style>
  </office:automatic-styles>
  <office:body>
    <office:text text:use-soft-page-breaks="true">
      <text:p text:style-name="Title"><text:span text:style-name="T1"/><text:span text:style-name="T2">&lt;bookmark&gt;</text:span><text:span text:style-name="T3"> and </text:span><text:span text:style-name="T4">&lt;link&gt;</text:span><text:span text:style-name="T5"> Tag Demo </text:span></text:p>
      <text:p text:style-name="Normal"><text:span text:style-name="T6">Go to page 1 now!</text:span></text:p>
      <text:p text:style-name="PageBreak1"/>
      <text:p text:style-name="Heading1"><text:span text:style-name="T7">This is page 1.</text:span></text:p>
      <text:p text:style-name="Normal"><text:span text:style-name="T8"/></text:p>
      <text:p text:style-name="Normal"><text:span text:style-name="T9">Go to page 1.</text:span></text:p>
      <text:p text:style-name="Normal"><text:span text:style-name="T10">Link to ReporLab Web Site.</text:span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 style:font-name="Courier"/>
    </style:style>
    <style:style style:family="text" style:name="T3" style:display-name="T3">
      <style:text-properties/>
    </style:style>
    <style:style style:family="text" style:name="T4" style:display-name="T4">
      <style:text-properties style:font-name="Courier"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